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399cm"/>
    </style:style>
    <style:style style:name="co3" style:family="table-column">
      <style:table-column-properties fo:break-before="auto" style:column-width="10.864cm"/>
    </style:style>
    <style:style style:name="co4" style:family="table-column">
      <style:table-column-properties fo:break-before="auto" style:column-width="1.372cm"/>
    </style:style>
    <style:style style:name="co5" style:family="table-column">
      <style:table-column-properties fo:break-before="auto" style:column-width="0.981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3.863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1.903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2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PassengerId</text:p>
          </table:table-cell>
          <table:table-cell table:style-name="ce1" office:value-type="string" calcext:value-type="string">
            <text:p>P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ibSp</text:p>
          </table:table-cell>
          <table:table-cell table:style-name="ce1" office:value-type="string" calcext:value-type="string">
            <text:p>Parch</text:p>
          </table:table-cell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Fare</text:p>
          </table:table-cell>
          <table:table-cell table:style-name="ce1" office:value-type="string" calcext:value-type="string">
            <text:p>Cabin</text:p>
          </table:table-cell>
          <table:table-cell table:style-name="ce1" office:value-type="string" calcext:value-type="string">
            <text:p>Embarked</text:p>
          </table:table-cell>
          <table:table-cell table:style-name="ce1" office:value-type="string" calcext:value-type="string">
            <text:p>Survived</text:p>
          </table:table-cell>
          <table:table-cell table:number-columns-repeated="1012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lly, Mr.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4.5" calcext:value-type="float">
            <text:p>3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11" calcext:value-type="float">
            <text:p>330911</text:p>
          </table:table-cell>
          <table:table-cell table:style-name="ce1" office:value-type="float" office:value="7.8292" calcext:value-type="float">
            <text:p>7.82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lkes, Mrs. James (Ellen Need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3272" calcext:value-type="float">
            <text:p>363272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yles, Mr. Thomas Franci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276" calcext:value-type="float">
            <text:p>240276</text:p>
          </table:table-cell>
          <table:table-cell table:style-name="ce1" office:value-type="float" office:value="9.6875" calcext:value-type="float">
            <text:p>9.6875</text:p>
          </table:table-cell>
          <table:table-cell/>
          <table:table-cell table:style-name="ce1"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rz, Mr. Al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154" calcext:value-type="float">
            <text:p>315154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rvonen, Mrs. Alexander (Helga E Lindqvist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01298" calcext:value-type="float">
            <text:p>3101298</text:p>
          </table:table-cell>
          <table:table-cell table:style-name="ce1" office:value-type="float" office:value="12.2875" calcext:value-type="float">
            <text:p>12.2875</text:p>
          </table:table-cell>
          <table:table-cell/>
          <table:table-cell table:style-name="ce1"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vensson, Mr. Johan Cerv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38" calcext:value-type="float">
            <text:p>7538</text:p>
          </table:table-cell>
          <table:table-cell table:style-name="ce1" office:value-type="float" office:value="9.225" calcext:value-type="float">
            <text:p>9.2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nolly, Miss. Kat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72" calcext:value-type="float">
            <text:p>330972</text:p>
          </table:table-cell>
          <table:table-cell table:style-name="ce1" office:value-type="float" office:value="7.6292" calcext:value-type="float">
            <text:p>7.62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dwell, Mr. Albert Franci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48738" calcext:value-type="float">
            <text:p>248738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rahim, Mrs. Joseph (Sophie Halaut Easu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7" calcext:value-type="float">
            <text:p>2657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es, Mr. John Samu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 48871</text:p>
          </table:table-cell>
          <table:table-cell table:style-name="ce1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lieff, Mr. Ylio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0" calcext:value-type="float">
            <text:p>349220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ones, Mr. Charles Cres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nyder, Mrs. John Pillsbury (Nelle Steven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228" calcext:value-type="float">
            <text:p>21228</text:p>
          </table:table-cell>
          <table:table-cell table:style-name="ce1" office:value-type="float" office:value="82.2667" calcext:value-type="float">
            <text:p>82.2667</text:p>
          </table:table-cell>
          <table:table-cell table:style-name="ce1" office:value-type="string" calcext:value-type="string">
            <text:p>B4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ward, Mr. Benjam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065" calcext:value-type="float">
            <text:p>2406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ffee, Mrs. Herbert Fuller (Carrie Constance Toogoo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E.P. 5734</text:p>
          </table:table-cell>
          <table:table-cell table:style-name="ce1" office:value-type="float" office:value="61.175" calcext:value-type="float">
            <text:p>61.175</text:p>
          </table:table-cell>
          <table:table-cell table:style-name="ce1" office:value-type="string" calcext:value-type="string">
            <text:p>E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l Carlo, Mrs. Sebastiano (Argenia Genovesi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67</text:p>
          </table:table-cell>
          <table:table-cell table:style-name="ce1" office:value-type="float" office:value="27.7208" calcext:value-type="float">
            <text:p>27.720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eane, Mr. Dani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3734" calcext:value-type="float">
            <text:p>233734</text:p>
          </table:table-cell>
          <table:table-cell table:style-name="ce1" office:value-type="float" office:value="12.35" calcext:value-type="float">
            <text:p>12.3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saf, Mr. Gerio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2" calcext:value-type="float">
            <text:p>2692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lmakangas, Miss. Ida Livij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2. 3101270</text:p>
          </table:table-cell>
          <table:table-cell table:style-name="ce1" office:value-type="float" office:value="7.925" calcext:value-type="float">
            <text:p>7.9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saf Khalil, Mrs. Mariana (Miriam")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6" calcext:value-type="float">
            <text:p>2696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schild, Mr. Mart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3</text:p>
          </table:table-cell>
          <table:table-cell table:style-name="ce1" office:value-type="float" office:value="59.4" calcext:value-type="float">
            <text:p>59.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en, Master. Artur Kar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 17368</text:p>
          </table:table-cell>
          <table:table-cell table:style-name="ce1" office:value-type="float" office:value="3.1708" calcext:value-type="float">
            <text:p>3.170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egenheim, Mrs. Alfred (Antoinette)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8</text:p>
          </table:table-cell>
          <table:table-cell table:style-name="ce1" office:value-type="float" office:value="31.6833" calcext:value-type="float">
            <text:p>31.683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lliams, Mr. Richard Norris I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97</text:p>
          </table:table-cell>
          <table:table-cell table:style-name="ce1" office:value-type="float" office:value="61.3792" calcext:value-type="float">
            <text:p>61.37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rs. Arthur Larned (Emily Maria Bori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float" office:value="262.375" calcext:value-type="float">
            <text:p>262.375</text:p>
          </table:table-cell>
          <table:table-cell table:style-name="ce1" office:value-type="string" calcext:value-type="string">
            <text:p>B57 B59 B63 B6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bins, Mr. Alexander 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3337</text:p>
          </table:table-cell>
          <table:table-cell table:style-name="ce1" office:value-type="float" office:value="14.5" calcext:value-type="float">
            <text:p>14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stby, Miss. Helene Ragnhil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509" calcext:value-type="float">
            <text:p>113509</text:p>
          </table:table-cell>
          <table:table-cell table:style-name="ce1" office:value-type="float" office:value="61.9792" calcext:value-type="float">
            <text:p>61.9792</text:p>
          </table:table-cell>
          <table:table-cell table:style-name="ce1" office:value-type="string" calcext:value-type="string">
            <text:p>B3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her, Mr. Shedi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.5" calcext:value-type="float">
            <text:p>2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8" calcext:value-type="float">
            <text:p>2698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dy, Mr. John Bertr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4" calcext:value-type="float">
            <text:p>113054</text:p>
          </table:table-cell>
          <table:table-cell table:style-name="ce1" office:value-type="float" office:value="30.5" calcext:value-type="float">
            <text:p>30.5</text:p>
          </table:table-cell>
          <table:table-cell table:style-name="ce1" office:value-type="string" calcext:value-type="string">
            <text:p>A2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maan, Mr. Elias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2" calcext:value-type="float">
            <text:p>2662</text:p>
          </table:table-cell>
          <table:table-cell table:style-name="ce1" office:value-type="float" office:value="21.6792" calcext:value-type="float">
            <text:p>21.67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ouch, Mr. Charles Alexand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H 308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efferys, Mr. Clifford Thom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1029</text:p>
          </table:table-cell>
          <table:table-cell table:style-name="ce1" office:value-type="float" office:value="31.5" calcext:value-type="float">
            <text:p>31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an, Mrs. Bertram (Eva Georgetta Light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2315</text:p>
          </table:table-cell>
          <table:table-cell table:style-name="ce1" office:value-type="float" office:value="20.575" calcext:value-type="float">
            <text:p>20.5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ton, Mrs. Andrew G (Elizabeth Lily" Watson)"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7</text:p>
          </table:table-cell>
          <table:table-cell table:style-name="ce1" office:value-type="float" office:value="23.45" calcext:value-type="float">
            <text:p>23.4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ck, Mr. Philipp Edmun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36" calcext:value-type="float">
            <text:p>13236</text:p>
          </table:table-cell>
          <table:table-cell table:style-name="ce1" office:value-type="float" office:value="57.75" calcext:value-type="float">
            <text:p>57.75</text:p>
          </table:table-cell>
          <table:table-cell table:style-name="ce1" office:value-type="string" calcext:value-type="string">
            <text:p>C7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tavelas, Mr. Vassilios (Catavelas Vassilios")"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2" calcext:value-type="float">
            <text:p>2682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th, Miss. Sarah 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712" calcext:value-type="float">
            <text:p>342712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cic, Miss. Mand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7" calcext:value-type="float">
            <text:p>315087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p, Mr. Juli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68" calcext:value-type="float">
            <text:p>345768</text:p>
          </table:table-cell>
          <table:table-cell table:style-name="ce1" office:value-type="float" office:value="9.5" calcext:value-type="float">
            <text:p>9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e, Mr. Ling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float" office:value="56.4958" calcext:value-type="float">
            <text:p>56.4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run, Mr. Franz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9256" calcext:value-type="float">
            <text:p>349256</text:p>
          </table:table-cell>
          <table:table-cell table:style-name="ce1" office:value-type="float" office:value="13.4167" calcext:value-type="float">
            <text:p>13.416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nklin, Mr. Thomas Parh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78" calcext:value-type="float">
            <text:p>113778</text:p>
          </table:table-cell>
          <table:table-cell table:style-name="ce1" office:value-type="float" office:value="26.55" calcext:value-type="float">
            <text:p>26.55</text:p>
          </table:table-cell>
          <table:table-cell table:style-name="ce1" office:value-type="string" calcext:value-type="string">
            <text:p>D3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4" calcext:value-type="float">
            <text:p>9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ldsmith, Mr. Nath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263</text:p>
          </table:table-cell>
          <table:table-cell table:style-name="ce1" office:value-type="float" office:value="7.85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bett, Mrs. Walter H (Irene Colvi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249" calcext:value-type="float">
            <text:p>237249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mball, Mrs. Edwin Nelson Jr (Gertrude Parson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53" calcext:value-type="float">
            <text:p>11753</text:p>
          </table:table-cell>
          <table:table-cell table:style-name="ce1" office:value-type="float" office:value="52.5542" calcext:value-type="float">
            <text:p>52.5542</text:p>
          </table:table-cell>
          <table:table-cell table:style-name="ce1" office:value-type="string" calcext:value-type="string">
            <text:p>D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ltomaki, Mr. Nikolai Johann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91</text:p>
          </table:table-cell>
          <table:table-cell table:style-name="ce1" office:value-type="float" office:value="7.925" calcext:value-type="float">
            <text:p>7.9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evre, Mr. Paul Romain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4</text:p>
          </table:table-cell>
          <table:table-cell table:style-name="ce1" office:value-type="float" office:value="29.7" calcext:value-type="float">
            <text:p>29.7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aughnessy, Mr. Pat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4" calcext:value-type="float">
            <text:p>370374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cknell, Mrs. William Robert (Emma Eliza War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813" calcext:value-type="float">
            <text:p>11813</text:p>
          </table:table-cell>
          <table:table-cell table:style-name="ce1" office:value-type="float" office:value="76.2917" calcext:value-type="float">
            <text:p>76.2917</text:p>
          </table:table-cell>
          <table:table-cell table:style-name="ce1" office:value-type="string" calcext:value-type="string">
            <text:p>D1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utts, Mrs. William (Winnie Minnie" Treanor)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7671</text:p>
          </table:table-cell>
          <table:table-cell table:style-name="ce1" office:value-type="float" office:value="15.9" calcext:value-type="float">
            <text:p>15.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ith, Mr. Lucien Philip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95" calcext:value-type="float">
            <text:p>1369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ulbaum, Mr. Franz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68</text:p>
          </table:table-cell>
          <table:table-cell table:style-name="ce1" office:value-type="float" office:value="15.0333" calcext:value-type="float">
            <text:p>15.033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cking, Miss. Ellen Nellie"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105" calcext:value-type="float">
            <text:p>29105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iss. Ethel Flor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950" calcext:value-type="float">
            <text:p>1995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C23 C25 C2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ngiavacchi, Mr. Serafino Emilio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.3 2861</text:p>
          </table:table-cell>
          <table:table-cell table:style-name="ce1" office:value-type="float" office:value="15.5792" calcext:value-type="float">
            <text:p>15.57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ce, Master. Al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2652" calcext:value-type="float">
            <text:p>382652</text:p>
          </table:table-cell>
          <table:table-cell table:style-name="ce1" office:value-type="float" office:value="29.125" calcext:value-type="float">
            <text:p>29.12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, Mr. Barto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0" calcext:value-type="float">
            <text:p>349230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elseth, Mr. Olaus Jorgense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8122" calcext:value-type="float">
            <text:p>348122</text:p>
          </table:table-cell>
          <table:table-cell table:style-name="ce1" office:value-type="float" office:value="7.65" calcext:value-type="float">
            <text:p>7.65</text:p>
          </table:table-cell>
          <table:table-cell table:style-name="ce1" office:value-type="string" calcext:value-type="string">
            <text:p>F G6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son, Mr. Thomas Henry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6525" calcext:value-type="float">
            <text:p>386525</text:p>
          </table:table-cell>
          <table:table-cell table:style-name="ce1" office:value-type="float" office:value="16.1" calcext:value-type="float">
            <text:p>16.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udanson, Miss. Victor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float" office:value="262.375" calcext:value-type="float">
            <text:p>262.375</text:p>
          </table:table-cell>
          <table:table-cell table:style-name="ce1" office:value-type="string" calcext:value-type="string">
            <text:p>B6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ka, Mr. Mirk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2" calcext:value-type="float">
            <text:p>349232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rae, Mr. Arthur Gord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216" calcext:value-type="float">
            <text:p>237216</text:p>
          </table:table-cell>
          <table:table-cell table:style-name="ce1" office:value-type="float" office:value="13.5" calcext:value-type="float">
            <text:p>13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jorklund, Mr. Ernst Her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90" calcext:value-type="float">
            <text:p>347090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ley, Miss. Bridget Del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4914" calcext:value-type="float">
            <text:p>334914</text:p>
          </table:table-cell>
          <table:table-cell table:style-name="ce1" office:value-type="float" office:value="7.725" calcext:value-type="float">
            <text:p>7.72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aster. John Bori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float" office:value="262.375" calcext:value-type="float">
            <text:p>262.375</text:p>
          </table:table-cell>
          <table:table-cell table:style-name="ce1" office:value-type="string" calcext:value-type="string">
            <text:p>B57 B59 B63 B6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ey, Mrs. Percy C (Mary Phyllis Elizabeth Miller)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C. 13534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urns, Miss. Mary Del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63" calcext:value-type="float">
            <text:p>330963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ore, Mr. Clarence Bloomfiel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6" calcext:value-type="float">
            <text:p>113796</text:p>
          </table:table-cell>
          <table:table-cell table:style-name="ce1" office:value-type="float" office:value="42.4" calcext:value-type="float">
            <text:p>42.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ucker, Mr. Gilbert Milligan J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43" calcext:value-type="float">
            <text:p>2543</text:p>
          </table:table-cell>
          <table:table-cell table:style-name="ce1" office:value-type="float" office:value="28.5375" calcext:value-type="float">
            <text:p>28.5375</text:p>
          </table:table-cell>
          <table:table-cell table:style-name="ce1" office:value-type="string" calcext:value-type="string">
            <text:p>C5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rs. Mark (Mary McDougal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950" calcext:value-type="float">
            <text:p>1995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C23 C25 C2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lvihill, Miss. Bertha 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653" calcext:value-type="float">
            <text:p>382653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nkoff, Mr. Laz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1" calcext:value-type="float">
            <text:p>349211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eminen, Miss. Manta Josefin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01297" calcext:value-type="float">
            <text:p>3101297</text:p>
          </table:table-cell>
          <table:table-cell table:style-name="ce1" office:value-type="float" office:value="7.925" calcext:value-type="float">
            <text:p>7.9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vies y Rodriguez, Mr. Servand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.5" calcext:value-type="float">
            <text:p>2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62</text:p>
          </table:table-cell>
          <table:table-cell table:style-name="ce1" office:value-type="float" office:value="27.7208" calcext:value-type="float">
            <text:p>27.7208</text:p>
          </table:table-cell>
          <table:table-cell table:style-name="ce1" office:value-type="string" calcext:value-type="string">
            <text:p>D4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iger, Miss. Amal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float" office:value="211.5" calcext:value-type="float">
            <text:p>211.5</text:p>
          </table:table-cell>
          <table:table-cell table:style-name="ce1" office:value-type="string" calcext:value-type="string">
            <text:p>C13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eping, Mr. Edw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.5" calcext:value-type="float">
            <text:p>3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float" office:value="211.5" calcext:value-type="float">
            <text:p>211.5</text:p>
          </table:table-cell>
          <table:table-cell table:style-name="ce1" office:value-type="string" calcext:value-type="string">
            <text:p>C13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les, Mr. Fran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9306" calcext:value-type="float">
            <text:p>359306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nell, Mrs. Robert Clifford (Malvina Helen Lam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70" calcext:value-type="float">
            <text:p>11770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string" calcext:value-type="string">
            <text:p>C10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dworth, Mr. Charles August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44" calcext:value-type="float">
            <text:p>248744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yle, Miss. Elizabet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702" calcext:value-type="float">
            <text:p>368702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ulos, Master. Ak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78" calcext:value-type="float">
            <text:p>2678</text:p>
          </table:table-cell>
          <table:table-cell table:style-name="ce1" office:value-type="float" office:value="15.2458" calcext:value-type="float">
            <text:p>15.2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aus, Mr. Isido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3</text:p>
          </table:table-cell>
          <table:table-cell table:style-name="ce1" office:value-type="float" office:value="221.7792" calcext:value-type="float">
            <text:p>221.7792</text:p>
          </table:table-cell>
          <table:table-cell table:style-name="ce1" office:value-type="string" calcext:value-type="string">
            <text:p>C55 C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e, Mr. Howard Brow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24" calcext:value-type="float">
            <text:p>19924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etri, Mr. Marinko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8" calcext:value-type="float">
            <text:p>349238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mb, Mr. John Joseph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261" calcext:value-type="float">
            <text:p>240261</text:p>
          </table:table-cell>
          <table:table-cell table:style-name="ce1" office:value-type="float" office:value="10.7083" calcext:value-type="float">
            <text:p>10.708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halil, Mr. Betros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14.4542" calcext:value-type="float">
            <text:p>14.454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rry, Miss. Jul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844" calcext:value-type="float">
            <text:p>330844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dman, Miss. Emily Louis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 31416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Donoghue, Ms. Bridget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856" calcext:value-type="float">
            <text:p>364856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lls, Master. Ralph Lest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103" calcext:value-type="float">
            <text:p>29103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yker, Mrs. Adolf Fredrik (Anna Elisabeth Judith Anders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7072" calcext:value-type="float">
            <text:p>347072</text:p>
          </table:table-cell>
          <table:table-cell table:style-name="ce1" office:value-type="float" office:value="13.9" calcext:value-type="float">
            <text:p>13.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dersen, Mr. Olaf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498" calcext:value-type="float">
            <text:p>345498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vidson, Mrs. Thornton (Orian Hay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.C. 127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B7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uest, Mr. Robert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6563" calcext:value-type="float">
            <text:p>376563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rnbaum, Mr. Jakob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905" calcext:value-type="float">
            <text:p>1390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nglin, Mr. Gunnar Isido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33" calcext:value-type="float">
            <text:p>350033</text:p>
          </table:table-cell>
          <table:table-cell table:style-name="ce1" office:value-type="float" office:value="7.7958" calcext:value-type="float">
            <text:p>7.7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vendish, Mrs. Tyrell William (Julia Florence Siege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877" calcext:value-type="float">
            <text:p>19877</text:p>
          </table:table-cell>
          <table:table-cell table:style-name="ce1" office:value-type="float" office:value="78.85" calcext:value-type="float">
            <text:p>78.85</text:p>
          </table:table-cell>
          <table:table-cell table:style-name="ce1" office:value-type="string" calcext:value-type="string">
            <text:p>C4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kinen, Mr. Kalle Edv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68</text:p>
          </table:table-cell>
          <table:table-cell table:style-name="ce1" office:value-type="float" office:value="7.925" calcext:value-type="float">
            <text:p>7.9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f, Miss. Elin Ester Mar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71" calcext:value-type="float">
            <text:p>347471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ncarrow, Mr. William Hen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/5. 3338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ngel, Mrs. Charles Emil Henry (Annie May Morri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78" calcext:value-type="float">
            <text:p>11778</text:p>
          </table:table-cell>
          <table:table-cell table:style-name="ce1" office:value-type="float" office:value="55.4417" calcext:value-type="float">
            <text:p>55.4417</text:p>
          </table:table-cell>
          <table:table-cell table:style-name="ce1" office:value-type="string" calcext:value-type="string">
            <text:p>C11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isz, Mr. Leopol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414" calcext:value-type="float">
            <text:p>228414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ley, Mr. Willi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235" calcext:value-type="float">
            <text:p>365235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ansson Palmquist, Mr. Oskar Leand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0" calcext:value-type="float">
            <text:p>347070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as, Mrs. Alexander (Thamine Thelma")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25" calcext:value-type="float">
            <text:p>2625</text:p>
          </table:table-cell>
          <table:table-cell table:style-name="ce1" office:value-type="float" office:value="8.5167" calcext:value-type="float">
            <text:p>8.516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olthen, Mr. Johan Mart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 4001</text:p>
          </table:table-cell>
          <table:table-cell table:style-name="ce1" office:value-type="float" office:value="22.525" calcext:value-type="float">
            <text:p>22.5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uckley, Mr. Dani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20" calcext:value-type="float">
            <text:p>330920</text:p>
          </table:table-cell>
          <table:table-cell table:style-name="ce1" office:value-type="float" office:value="7.8208" calcext:value-type="float">
            <text:p>7.8208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yan, Mr. Edward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3162" calcext:value-type="float">
            <text:p>383162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ller, Mr. Aaron (Abi Weller")"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10" calcext:value-type="float">
            <text:p>3410</text:p>
          </table:table-cell>
          <table:table-cell table:style-name="ce1" office:value-type="float" office:value="8.7125" calcext:value-type="float">
            <text:p>8.71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wane, Mr. Georg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34" calcext:value-type="float">
            <text:p>24873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anton, Mr. Samuel W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734" calcext:value-type="float">
            <text:p>237734</text:p>
          </table:table-cell>
          <table:table-cell table:style-name="ce1" office:value-type="float" office:value="15.0458" calcext:value-type="float">
            <text:p>15.0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ine, Miss. Ellen Natali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68" calcext:value-type="float">
            <text:p>330968</text:p>
          </table:table-cell>
          <table:table-cell table:style-name="ce1" office:value-type="float" office:value="7.7792" calcext:value-type="float">
            <text:p>7.7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vans, Miss. Edith Cors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31</text:p>
          </table:table-cell>
          <table:table-cell table:style-name="ce1" office:value-type="float" office:value="31.6792" calcext:value-type="float">
            <text:p>31.6792</text:p>
          </table:table-cell>
          <table:table-cell table:style-name="ce1" office:value-type="string" calcext:value-type="string">
            <text:p>A2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uckley, Miss. Kather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944" calcext:value-type="float">
            <text:p>329944</text:p>
          </table:table-cell>
          <table:table-cell table:style-name="ce1" office:value-type="float" office:value="7.2833" calcext:value-type="float">
            <text:p>7.283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aus, Mrs. Isidor (Rosalie Ida Blu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3</text:p>
          </table:table-cell>
          <table:table-cell table:style-name="ce1" office:value-type="float" office:value="221.7792" calcext:value-type="float">
            <text:p>221.7792</text:p>
          </table:table-cell>
          <table:table-cell table:style-name="ce1" office:value-type="string" calcext:value-type="string">
            <text:p>C55 C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ronopoulos, Mr. Demetrio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80" calcext:value-type="float">
            <text:p>2680</text:p>
          </table:table-cell>
          <table:table-cell table:style-name="ce1" office:value-type="float" office:value="14.4542" calcext:value-type="float">
            <text:p>14.454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as, Mr. Joh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6.4375" calcext:value-type="float">
            <text:p>6.437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dstrom, Miss. Beatrice Irene</text:p>
          </table:table-cell>
          <table:table-cell table:style-name="ce1" office:value-type="string" calcext:value-type="string">
            <text:p>female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P 9549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attie, Mr. Thom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50" calcext:value-type="float">
            <text:p>13050</text:p>
          </table:table-cell>
          <table:table-cell table:style-name="ce1" office:value-type="float" office:value="75.2417" calcext:value-type="float">
            <text:p>75.2417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pman, Mrs. John Henry (Sara Elizabeth Lawry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H 29037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tt, Miss. Bertha J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3595</text:p>
          </table:table-cell>
          <table:table-cell table:style-name="ce1" office:value-type="float" office:value="15.75" calcext:value-type="float">
            <text:p>15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ernan, Mr. John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27" calcext:value-type="float">
            <text:p>367227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chabert, Mrs. Paul (Emma Mock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36" calcext:value-type="float">
            <text:p>13236</text:p>
          </table:table-cell>
          <table:table-cell table:style-name="ce1" office:value-type="float" office:value="57.75" calcext:value-type="float">
            <text:p>57.75</text:p>
          </table:table-cell>
          <table:table-cell table:style-name="ce1" office:value-type="string" calcext:value-type="string">
            <text:p>C2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ver, Mr. Alfred Joh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2095" calcext:value-type="float">
            <text:p>392095</text:p>
          </table:table-cell>
          <table:table-cell table:style-name="ce1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nnedy, Mr. Joh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783" calcext:value-type="float">
            <text:p>368783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ribb, Miss. Laura Alic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1362" calcext:value-type="float">
            <text:p>371362</text:p>
          </table:table-cell>
          <table:table-cell table:style-name="ce1" office:value-type="float" office:value="16.1" calcext:value-type="float">
            <text:p>16.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obeck, Mr. Karl Rudolf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45" calcext:value-type="float">
            <text:p>350045</text:p>
          </table:table-cell>
          <table:table-cell table:style-name="ce1" office:value-type="float" office:value="7.7958" calcext:value-type="float">
            <text:p>7.7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oy, Miss. Alicia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26" calcext:value-type="float">
            <text:p>367226</text:p>
          </table:table-cell>
          <table:table-cell table:style-name="ce1" office:value-type="float" office:value="23.25" calcext:value-type="float">
            <text:p>23.2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wenur, Mr. Solom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1535" calcext:value-type="float">
            <text:p>21153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ersen, Mr. Mari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441" calcext:value-type="float">
            <text:p>342441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inner, Mr. Henry Joh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Q. 369943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cie, Col. Archibald I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0" calcext:value-type="float">
            <text:p>113780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string" calcext:value-type="string">
            <text:p>C5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febre, Mrs. Frank (Frances)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33" calcext:value-type="float">
            <text:p>4133</text:p>
          </table:table-cell>
          <table:table-cell table:style-name="ce1" office:value-type="float" office:value="25.4667" calcext:value-type="float">
            <text:p>25.466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as, Mr. Charles P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21" calcext:value-type="float">
            <text:p>2621</text:p>
          </table:table-cell>
          <table:table-cell table:style-name="ce1" office:value-type="float" office:value="6.4375" calcext:value-type="float">
            <text:p>6.437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ntcheff, Mr. Valtch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6" calcext:value-type="float">
            <text:p>349226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lsson, Mr. Carl Ro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09" calcext:value-type="float">
            <text:p>350409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akarian, Mr. Maprieded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.5" calcext:value-type="float">
            <text:p>2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6" calcext:value-type="float">
            <text:p>2656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hmidt, Mr. Augus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659" calcext:value-type="float">
            <text:p>248659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rapkin, Miss. Jenn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92083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r. Charles Frederi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 2144</text:p>
          </table:table-cell>
          <table:table-cell table:style-name="ce1" office:value-type="float" office:value="46.9" calcext:value-type="float">
            <text:p>46.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iss. Jessie Alli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 2144</text:p>
          </table:table-cell>
          <table:table-cell table:style-name="ce1" office:value-type="float" office:value="46.9" calcext:value-type="float">
            <text:p>46.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niels, Miss. Sara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1" office:value-type="float" office:value="151.55" calcext:value-type="float">
            <text:p>151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r. Arthur Larn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float" office:value="262.375" calcext:value-type="float">
            <text:p>262.375</text:p>
          </table:table-cell>
          <table:table-cell table:style-name="ce1" office:value-type="string" calcext:value-type="string">
            <text:p>B57 B59 B63 B6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auchamp, Mr. Henry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58" calcext:value-type="float">
            <text:p>244358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deberg-Lind, Mr. Erik Gustaf (Mr Edward Lingrey")"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75" calcext:value-type="float">
            <text:p>17475</text:p>
          </table:table-cell>
          <table:table-cell table:style-name="ce1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r Planke, Mr. Juli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763" calcext:value-type="float">
            <text:p>345763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lliard, Mr. Herbert Henry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63" calcext:value-type="float">
            <text:p>17463</text:p>
          </table:table-cell>
          <table:table-cell table:style-name="ce1" office:value-type="float" office:value="51.8625" calcext:value-type="float">
            <text:p>51.8625</text:p>
          </table:table-cell>
          <table:table-cell table:style-name="ce1" office:value-type="string" calcext:value-type="string">
            <text:p>E4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es, Mr. Ev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4 23568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afton, Mr. John Bertr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1" calcext:value-type="float">
            <text:p>113791</text:p>
          </table:table-cell>
          <table:table-cell table:style-name="ce1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htinen, Rev.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50651" calcext:value-type="float">
            <text:p>250651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arnshaw, Mrs. Boulton (Olive Pott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767" calcext:value-type="float">
            <text:p>11767</text:p>
          </table:table-cell>
          <table:table-cell table:style-name="ce1" office:value-type="float" office:value="83.1583" calcext:value-type="float">
            <text:p>83.1583</text:p>
          </table:table-cell>
          <table:table-cell table:style-name="ce1" office:value-type="string" calcext:value-type="string">
            <text:p>C5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tinoff, Mr. Nicola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55" calcext:value-type="float">
            <text:p>349255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orey, Mr. Thom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.5" calcext:value-type="float">
            <text:p>6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1" calcext:value-type="float">
            <text:p>3701</text:p>
          </table:table-cell>
          <table:table-cell table:number-columns-repeated="2"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lasen, Mrs. (Hulda Kristina Eugenia Lofqvist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0405" calcext:value-type="float">
            <text:p>350405</text:p>
          </table:table-cell>
          <table:table-cell table:style-name="ce1" office:value-type="float" office:value="12.1833" calcext:value-type="float">
            <text:p>12.183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aster. Filip Osc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1" office:value-type="float" office:value="31.3875" calcext:value-type="float">
            <text:p>31.3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7" calcext:value-type="float">
            <text:p>10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uquemin, Mr.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/P.P. 752</text:p>
          </table:table-cell>
          <table:table-cell table:style-name="ce1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rd, Miss. Elle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3</text:p>
          </table:table-cell>
          <table:table-cell table:style-name="ce1" office:value-type="float" office:value="221.7792" calcext:value-type="float">
            <text:p>221.7792</text:p>
          </table:table-cell>
          <table:table-cell table:style-name="ce1" office:value-type="string" calcext:value-type="string">
            <text:p>C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ndin, Miss. Olga Elid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69" calcext:value-type="float">
            <text:p>347469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rebank, Mr. John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489" calcext:value-type="float">
            <text:p>110489</text:p>
          </table:table-cell>
          <table:table-cell table:style-name="ce1" office:value-type="float" office:value="26.55" calcext:value-type="float">
            <text:p>26.55</text:p>
          </table:table-cell>
          <table:table-cell table:style-name="ce1" office:value-type="string" calcext:value-type="string">
            <text:p>D2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acock, Mrs. Benjamin (Edith Nil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OTON/O.Q. 3101315</text:p>
          </table:table-cell>
          <table:table-cell table:style-name="ce1" office:value-type="float" office:value="13.775" calcext:value-type="float">
            <text:p>13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myth, Miss. Juli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5432" calcext:value-type="float">
            <text:p>335432</text:p>
          </table:table-cell>
          <table:table-cell table:style-name="ce1" office:value-type="float" office:value="7.7333" calcext:value-type="float">
            <text:p>7.733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53" calcext:value-type="float">
            <text:p>10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uma, Master. Georges Youssef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50" calcext:value-type="float">
            <text:p>2650</text:p>
          </table:table-cell>
          <table:table-cell table:style-name="ce1" office:value-type="float" office:value="15.2458" calcext:value-type="float">
            <text:p>15.2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4" calcext:value-type="float">
            <text:p>10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right, Miss. Mario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844" calcext:value-type="float">
            <text:p>220844</text:p>
          </table:table-cell>
          <table:table-cell table:style-name="ce1" office:value-type="float" office:value="13.5" calcext:value-type="float">
            <text:p>13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55" calcext:value-type="float">
            <text:p>10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arce, Mr. Ernest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3271" calcext:value-type="float">
            <text:p>34327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ruschitz, Rev. Joseph Mari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393" calcext:value-type="float">
            <text:p>237393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k-Heilmann, Mrs. Anton (Luise Heilman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5153" calcext:value-type="float">
            <text:p>315153</text:p>
          </table:table-cell>
          <table:table-cell table:style-name="ce1" office:value-type="float" office:value="22.025" calcext:value-type="float">
            <text:p>22.0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ndeis, Mr. Emi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1</text:p>
          </table:table-cell>
          <table:table-cell table:style-name="ce1" office:value-type="float" office:value="50.4958" calcext:value-type="float">
            <text:p>50.4958</text:p>
          </table:table-cell>
          <table:table-cell table:style-name="ce1" office:value-type="string" calcext:value-type="string">
            <text:p>B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rd, Mr. Edward Wat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8</text:p>
          </table:table-cell>
          <table:table-cell table:style-name="ce1" office:value-type="float" office:value="34.375" calcext:value-type="float">
            <text:p>34.3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sebeer, Mrs. Henry Arthur Jr (Eleanor Genevieve Fosdick)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770" calcext:value-type="float">
            <text:p>17770</text:p>
          </table:table-cell>
          <table:table-cell table:style-name="ce1" office:value-type="float" office:value="27.7208" calcext:value-type="float">
            <text:p>27.720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llstrom, Miss. Hilda Mar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48" calcext:value-type="float">
            <text:p>7548</text:p>
          </table:table-cell>
          <table:table-cell table:style-name="ce1" office:value-type="float" office:value="8.9625" calcext:value-type="float">
            <text:p>8.9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thman, Mr. Simo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/P.P. 251</text:p>
          </table:table-cell>
          <table:table-cell table:style-name="ce1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akarian, Mr. Ort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0" calcext:value-type="float">
            <text:p>2670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yker, Mr. Adolf Fredri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7072" calcext:value-type="float">
            <text:p>347072</text:p>
          </table:table-cell>
          <table:table-cell table:style-name="ce1" office:value-type="float" office:value="13.9" calcext:value-type="float">
            <text:p>13.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rfa, Mr. Assad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3" calcext:value-type="float">
            <text:p>2673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r. Carl Oscar Vilhelm Gustafs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1" office:value-type="float" office:value="31.3875" calcext:value-type="float">
            <text:p>31.3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own, Miss. Edith Eilee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750" calcext:value-type="float">
            <text:p>29750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ncock, Miss. Maud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3112</text:p>
          </table:table-cell>
          <table:table-cell table:style-name="ce1" office:value-type="float" office:value="36.75" calcext:value-type="float">
            <text:p>36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ngel, Mr. Charles Emil Hen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78" calcext:value-type="float">
            <text:p>11778</text:p>
          </table:table-cell>
          <table:table-cell table:style-name="ce1" office:value-type="float" office:value="55.4417" calcext:value-type="float">
            <text:p>55.4417</text:p>
          </table:table-cell>
          <table:table-cell table:style-name="ce1" office:value-type="string" calcext:value-type="string">
            <text:p>C11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cker, Mrs. Allen Oliver (Nellie E Baumgardn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0136" calcext:value-type="float">
            <text:p>23013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mpton, Mrs. Alexander Taylor (Mary Eliza Ingersol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 17756</text:p>
          </table:table-cell>
          <table:table-cell table:style-name="ce1" office:value-type="float" office:value="83.1583" calcext:value-type="float">
            <text:p>83.1583</text:p>
          </table:table-cell>
          <table:table-cell table:style-name="ce1" office:value-type="string" calcext:value-type="string">
            <text:p>E4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rie, Mr. James Matthew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3478" calcext:value-type="float">
            <text:p>233478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mpton, Mr. Alexander Taylor J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756</text:p>
          </table:table-cell>
          <table:table-cell table:style-name="ce1" office:value-type="float" office:value="83.1583" calcext:value-type="float">
            <text:p>83.1583</text:p>
          </table:table-cell>
          <table:table-cell table:style-name="ce1" office:value-type="string" calcext:value-type="string">
            <text:p>E5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4" calcext:value-type="float">
            <text:p>10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rvin, Mrs. Daniel Warner (Mary Graham Carmichael Farquar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73" calcext:value-type="float">
            <text:p>113773</text:p>
          </table:table-cell>
          <table:table-cell table:style-name="ce1" office:value-type="float" office:value="53.1" calcext:value-type="float">
            <text:p>53.1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ne, Mr. Pat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35" calcext:value-type="float">
            <text:p>7935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uglas, Mrs. Frederick Charles (Mary Helene Baxt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58</text:p>
          </table:table-cell>
          <table:table-cell table:style-name="ce1" office:value-type="float" office:value="247.5208" calcext:value-type="float">
            <text:p>247.5208</text:p>
          </table:table-cell>
          <table:table-cell table:style-name="ce1" office:value-type="string" calcext:value-type="string">
            <text:p>B58 B6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ybery, Mr. Frank Hu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059" calcext:value-type="float">
            <text:p>239059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hillips, Miss. Alice Frances Louis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.O./P.P. 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es, Mr.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 48873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iss. Ada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1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eal, Mr.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221" calcext:value-type="float">
            <text:p>28221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2" calcext:value-type="float">
            <text:p>10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gle, Mr. William 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6875" calcext:value-type="float">
            <text:p>22687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lomon, Mr. Abraham L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1163" calcext:value-type="float">
            <text:p>111163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 Billiard, Master. Walter Joh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1.5" calcext:value-type="float">
            <text:p>11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/5. 851</text:p>
          </table:table-cell>
          <table:table-cell table:style-name="ce1" office:value-type="float" office:value="14.5" calcext:value-type="float">
            <text:p>14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ngane, Mr. Joh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5509" calcext:value-type="float">
            <text:p>235509</text:p>
          </table:table-cell>
          <table:table-cell table:style-name="ce1" office:value-type="float" office:value="12.35" calcext:value-type="float">
            <text:p>12.3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rew, Master. Marshall Brin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220" calcext:value-type="float">
            <text:p>28220</text:p>
          </table:table-cell>
          <table:table-cell table:style-name="ce1" office:value-type="float" office:value="32.5" calcext:value-type="float">
            <text:p>32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rlsson, Mr. Julius Konrad Euge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65" calcext:value-type="float">
            <text:p>347465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dden, Master. Robert Dougl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966" calcext:value-type="float">
            <text:p>16966</text:p>
          </table:table-cell>
          <table:table-cell table:style-name="ce1" office:value-type="float" office:value="134.5" calcext:value-type="float">
            <text:p>134.5</text:p>
          </table:table-cell>
          <table:table-cell table:style-name="ce1" office:value-type="string" calcext:value-type="string">
            <text:p>E3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lsson, Miss. Berta Oliv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6" calcext:value-type="float">
            <text:p>347066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imbrigge, Mr. Charles Ro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1030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smussen, Mrs. (Lena Jacobsen Solvang)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305" calcext:value-type="float">
            <text:p>65305</text:p>
          </table:table-cell>
          <table:table-cell table:style-name="ce1" office:value-type="float" office:value="8.1125" calcext:value-type="float">
            <text:p>8.11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2" calcext:value-type="float">
            <text:p>10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rphy, Miss. Nor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68" calcext:value-type="float">
            <text:p>36568</text:p>
          </table:table-cell>
          <table:table-cell table:style-name="ce1" office:value-type="float" office:value="15.5" calcext:value-type="float">
            <text:p>15.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3" calcext:value-type="float">
            <text:p>10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nbom, Master. Gilbert Sigvard Emanu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0" calcext:value-type="float">
            <text:p>347080</text:p>
          </table:table-cell>
          <table:table-cell table:style-name="ce1" office:value-type="float" office:value="14.4" calcext:value-type="float">
            <text:p>14.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tor, Col. John Jacob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7</text:p>
          </table:table-cell>
          <table:table-cell table:style-name="ce1" office:value-type="float" office:value="227.525" calcext:value-type="float">
            <text:p>227.525</text:p>
          </table:table-cell>
          <table:table-cell table:style-name="ce1" office:value-type="string" calcext:value-type="string">
            <text:p>C62 C6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ck, Miss. Winifred Ver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360" calcext:value-type="float">
            <text:p>26360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rew, Mr. Frank Thom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4050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97" calcext:value-type="float">
            <text:p>10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mont, Mr. Alfred Fernand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 12998</text:p>
          </table:table-cell>
          <table:table-cell table:style-name="ce1" office:value-type="float" office:value="25.7417" calcext:value-type="float">
            <text:p>25.741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Gowan, Miss. Kather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232" calcext:value-type="float">
            <text:p>9232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lett, Mr. Sidney C Stua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034" calcext:value-type="float">
            <text:p>28034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senbaum, Miss. Edith Louis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13</text:p>
          </table:table-cell>
          <table:table-cell table:style-name="ce1" office:value-type="float" office:value="27.7208" calcext:value-type="float">
            <text:p>27.7208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lalic, Mr. Redj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50" calcext:value-type="float">
            <text:p>349250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en, Mr. Albert Karv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 4001</text:p>
          </table:table-cell>
          <table:table-cell table:style-name="ce1" office:value-type="float" office:value="22.525" calcext:value-type="float">
            <text:p>22.5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noli, Mr. Luigi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08</text:p>
          </table:table-cell>
          <table:table-cell table:style-name="ce1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4" calcext:value-type="float">
            <text:p>11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acon, Mr. Percy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C. 14879</text:p>
          </table:table-cell>
          <table:table-cell table:style-name="ce1" office:value-type="float" office:value="73.5" calcext:value-type="float">
            <text:p>73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ward, Mrs. Benjamin (Ellen Truelove Arma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065" calcext:value-type="float">
            <text:p>2406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06" calcext:value-type="float">
            <text:p>11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iss. Ida Augusta Margare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91" calcext:value-type="float">
            <text:p>347091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07" calcext:value-type="float">
            <text:p>11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ad, Mr. Christoph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38" calcext:value-type="float">
            <text:p>113038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string" calcext:value-type="string">
            <text:p>B1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8" calcext:value-type="float">
            <text:p>1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hon, Miss. Bridget Deli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24" calcext:value-type="float">
            <text:p>330924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ck, Mr. George Denni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928" calcext:value-type="float">
            <text:p>36928</text:p>
          </table:table-cell>
          <table:table-cell table:style-name="ce1" office:value-type="float" office:value="164.8667" calcext:value-type="float">
            <text:p>164.866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dener, Mrs. George Dunton (Eleanor Elkin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float" office:value="211.5" calcext:value-type="float">
            <text:p>211.5</text:p>
          </table:table-cell>
          <table:table-cell table:style-name="ce1" office:value-type="string" calcext:value-type="string">
            <text:p>C8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son, Mr. Alexander Morriso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302" calcext:value-type="float">
            <text:p>32302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ran y More, Miss. Florentin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48</text:p>
          </table:table-cell>
          <table:table-cell table:style-name="ce1" office:value-type="float" office:value="13.8583" calcext:value-type="float">
            <text:p>13.858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3" calcext:value-type="float">
            <text:p>11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ynolds, Mr. Harold J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684" calcext:value-type="float">
            <text:p>342684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14" calcext:value-type="float">
            <text:p>11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ok, Mrs. (Selena Roger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/C. 14266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string" calcext:value-type="string">
            <text:p>F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5" calcext:value-type="float">
            <text:p>1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rlsson, Mr. Einar Gervasi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53" calcext:value-type="float">
            <text:p>350053</text:p>
          </table:table-cell>
          <table:table-cell table:style-name="ce1" office:value-type="float" office:value="7.7958" calcext:value-type="float">
            <text:p>7.7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ndee, Mrs. Edward (Helen Churchill Hungerfor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6</text:p>
          </table:table-cell>
          <table:table-cell table:style-name="ce1" office:value-type="float" office:value="27.4458" calcext:value-type="float">
            <text:p>27.4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7" calcext:value-type="float">
            <text:p>11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ubarek, Mrs. George (Omine Amenia" Alexander)"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15.2458" calcext:value-type="float">
            <text:p>15.2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r. Johan Charl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54" calcext:value-type="float">
            <text:p>350054</text:p>
          </table:table-cell>
          <table:table-cell table:style-name="ce1" office:value-type="float" office:value="7.7958" calcext:value-type="float">
            <text:p>7.7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19" calcext:value-type="float">
            <text:p>11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Neill, Miss. Bridget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68" calcext:value-type="float">
            <text:p>370368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verett, Mr. Thomas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.5" calcext:value-type="float">
            <text:p>4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6212</text:p>
          </table:table-cell>
          <table:table-cell table:style-name="ce1" office:value-type="float" office:value="15.1" calcext:value-type="float">
            <text:p>15.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cking, Mr. Samuel James Metcalf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2963" calcext:value-type="float">
            <text:p>242963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weet, Mr. George Frederi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845" calcext:value-type="float">
            <text:p>220845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llard, Miss. Constanc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5" calcext:value-type="float">
            <text:p>113795</text:p>
          </table:table-cell>
          <table:table-cell table:style-name="ce1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24" calcext:value-type="float">
            <text:p>11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klund, Mr. Karl Joh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1266" calcext:value-type="float">
            <text:p>3101266</text:p>
          </table:table-cell>
          <table:table-cell table:style-name="ce1" office:value-type="float" office:value="6.4958" calcext:value-type="float">
            <text:p>6.4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ehan, Mr. Michael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71" calcext:value-type="float">
            <text:p>330971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6" calcext:value-type="float">
            <text:p>11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mings, Mr. John Bradl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9</text:p>
          </table:table-cell>
          <table:table-cell table:style-name="ce1" office:value-type="float" office:value="71.2833" calcext:value-type="float">
            <text:p>71.2833</text:p>
          </table:table-cell>
          <table:table-cell table:style-name="ce1" office:value-type="string" calcext:value-type="string">
            <text:p>C8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ndel, Mr. Olof Edv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16" calcext:value-type="float">
            <text:p>350416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8" calcext:value-type="float">
            <text:p>1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rren, Mr. Frank Manl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813" calcext:value-type="float">
            <text:p>110813</text:p>
          </table:table-cell>
          <table:table-cell table:style-name="ce1" office:value-type="float" office:value="75.25" calcext:value-type="float">
            <text:p>75.25</text:p>
          </table:table-cell>
          <table:table-cell table:style-name="ce1" office:value-type="string" calcext:value-type="string">
            <text:p>D3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9" calcext:value-type="float">
            <text:p>11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cos, Mr. Rafful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9" calcext:value-type="float">
            <text:p>2679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ltunen, Miss. Mar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50650" calcext:value-type="float">
            <text:p>250650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uglas, Mrs. Walter Donald (Mahala Dutt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1</text:p>
          </table:table-cell>
          <table:table-cell table:style-name="ce1" office:value-type="float" office:value="106.425" calcext:value-type="float">
            <text:p>106.425</text:p>
          </table:table-cell>
          <table:table-cell table:style-name="ce1" office:value-type="string" calcext:value-type="string">
            <text:p>C8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dstrom, Mrs. Carl Johan (Sigrid Poss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377" calcext:value-type="float">
            <text:p>112377</text:p>
          </table:table-cell>
          <table:table-cell table:style-name="ce1" office:value-type="float" office:value="27.7208" calcext:value-type="float">
            <text:p>27.720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risty, Mrs. (Alice France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7789" calcext:value-type="float">
            <text:p>237789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dden, Mr. Frederic Oakl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6966" calcext:value-type="float">
            <text:p>16966</text:p>
          </table:table-cell>
          <table:table-cell table:style-name="ce1" office:value-type="float" office:value="134.5" calcext:value-type="float">
            <text:p>134.5</text:p>
          </table:table-cell>
          <table:table-cell table:style-name="ce1" office:value-type="string" calcext:value-type="string">
            <text:p>E3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yman, Mr. Abrah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float" office:value="7.8875" calcext:value-type="float">
            <text:p>7.8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6" calcext:value-type="float">
            <text:p>11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ton, Master. William Arthur Willie""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7</text:p>
          </table:table-cell>
          <table:table-cell table:style-name="ce1" office:value-type="float" office:value="23.45" calcext:value-type="float">
            <text:p>23.4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nyon, Mr. Frederick 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64" calcext:value-type="float">
            <text:p>17464</text:p>
          </table:table-cell>
          <table:table-cell table:style-name="ce1" office:value-type="float" office:value="51.8625" calcext:value-type="float">
            <text:p>51.8625</text:p>
          </table:table-cell>
          <table:table-cell table:style-name="ce1" office:value-type="string" calcext:value-type="string">
            <text:p>D2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8" calcext:value-type="float">
            <text:p>11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arnes, Mrs. J Frank (Claire Bennett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C. 13534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39" calcext:value-type="float">
            <text:p>11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rew, Mr. James Vivi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8220" calcext:value-type="float">
            <text:p>28220</text:p>
          </table:table-cell>
          <table:table-cell table:style-name="ce1" office:value-type="float" office:value="32.5" calcext:value-type="float">
            <text:p>32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ld, Mrs. Stephen (Annie Margaret Hil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07" calcext:value-type="float">
            <text:p>26707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halil, Mrs. Betros (Zahie Maria" Elias)"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14.4542" calcext:value-type="float">
            <text:p>14.454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42" calcext:value-type="float">
            <text:p>11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st, Miss. Barbara J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4651</text:p>
          </table:table-cell>
          <table:table-cell table:style-name="ce1" office:value-type="float" office:value="27.75" calcext:value-type="float">
            <text:p>2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43" calcext:value-type="float">
            <text:p>11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rahamsson, Mr. Abraham August Johann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2 3101284</text:p>
          </table:table-cell>
          <table:table-cell table:style-name="ce1" office:value-type="float" office:value="7.925" calcext:value-type="float">
            <text:p>7.9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4" calcext:value-type="float">
            <text:p>11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ark, Mr. Walter Mill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08" calcext:value-type="float">
            <text:p>13508</text:p>
          </table:table-cell>
          <table:table-cell table:style-name="ce1" office:value-type="float" office:value="136.7792" calcext:value-type="float">
            <text:p>136.7792</text:p>
          </table:table-cell>
          <table:table-cell table:style-name="ce1" office:value-type="string" calcext:value-type="string">
            <text:p>C8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lander, Mr. Karl Joh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66" calcext:value-type="float">
            <text:p>7266</text:p>
          </table:table-cell>
          <table:table-cell table:style-name="ce1" office:value-type="float" office:value="9.325" calcext:value-type="float">
            <text:p>9.3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enzel, Mr. Linha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.5" calcext:value-type="float">
            <text:p>3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5" calcext:value-type="float">
            <text:p>345775</text:p>
          </table:table-cell>
          <table:table-cell table:style-name="ce1" office:value-type="float" office:value="9.5" calcext:value-type="float">
            <text:p>9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7" calcext:value-type="float">
            <text:p>11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cKay, Mr. George Willi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42795</text:p>
          </table:table-cell>
          <table:table-cell table:style-name="ce1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8" calcext:value-type="float">
            <text:p>11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hon, Mr. Joh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Q/4 3130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klasson, Mr. Samu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3611" calcext:value-type="float">
            <text:p>363611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am, Miss. Lilian W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404" calcext:value-type="float">
            <text:p>28404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dtsjo, Mr. Karl Al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501" calcext:value-type="float">
            <text:p>345501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 Messemaeker, Mr. Guillaume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572" calcext:value-type="float">
            <text:p>345572</text:p>
          </table:table-cell>
          <table:table-cell table:style-name="ce1" office:value-type="float" office:value="17.4" calcext:value-type="float">
            <text:p>17.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3" calcext:value-type="float">
            <text:p>11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lsson, Mr. August Ferdinan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10" calcext:value-type="float">
            <text:p>350410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4" calcext:value-type="float">
            <text:p>11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lls, Mrs. Arthur Henry (Addie" Dart Trevaskis)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103" calcext:value-type="float">
            <text:p>29103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lasen, Miss. Gertrud Emilia</text:p>
          </table:table-cell>
          <table:table-cell table:style-name="ce1" office:value-type="string" calcext:value-type="string">
            <text:p>female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50405" calcext:value-type="float">
            <text:p>350405</text:p>
          </table:table-cell>
          <table:table-cell table:style-name="ce1" office:value-type="float" office:value="12.1833" calcext:value-type="float">
            <text:p>12.183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rtaluppi, Mr. Emilio Ilario Giusepp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4644</text:p>
          </table:table-cell>
          <table:table-cell table:style-name="ce1" office:value-type="float" office:value="12.7375" calcext:value-type="float">
            <text:p>12.737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7" calcext:value-type="float">
            <text:p>11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yntakoff, Mr. Stanko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5" calcext:value-type="float">
            <text:p>349235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sholm, Mr. Roderick Robert Crispi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1" calcext:value-type="float">
            <text:p>11205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9" calcext:value-type="float">
            <text:p>11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rren, Mr. Charles Willi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49867</text:p>
          </table:table-cell>
          <table:table-cell table:style-name="ce1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oward, Miss. May Elizabeth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 2. 39186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61" calcext:value-type="float">
            <text:p>11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krnic, Mr. Mat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5" calcext:value-type="float">
            <text:p>315095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Caffry, Mr. Thomas Franci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50" calcext:value-type="float">
            <text:p>13050</text:p>
          </table:table-cell>
          <table:table-cell table:style-name="ce1" office:value-type="float" office:value="75.2417" calcext:value-type="float">
            <text:p>75.2417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x, Mr. Pat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573" calcext:value-type="float">
            <text:p>368573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ark, Mrs. Walter Miller (Virginia McDowel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08" calcext:value-type="float">
            <text:p>13508</text:p>
          </table:table-cell>
          <table:table-cell table:style-name="ce1" office:value-type="float" office:value="136.7792" calcext:value-type="float">
            <text:p>136.7792</text:p>
          </table:table-cell>
          <table:table-cell table:style-name="ce1" office:value-type="string" calcext:value-type="string">
            <text:p>C8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nnon, Miss. Mary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0371" calcext:value-type="float">
            <text:p>370371</text:p>
          </table:table-cell>
          <table:table-cell table:style-name="ce1" office:value-type="float" office:value="15.5" calcext:value-type="float">
            <text:p>15.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ade, Mr. Jean Nassr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6" calcext:value-type="float">
            <text:p>2676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yhl, Miss. Dagmar Jenny Ingeborg 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6853" calcext:value-type="float">
            <text:p>236853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ker, Mr. Clifford Rich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 14888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aunthorpe, Mr. Har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26" calcext:value-type="float">
            <text:p>2926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re, Mr. John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 3135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xenham, Mr. Percy Thom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/C. 14260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eskovic, Miss. Jelk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5" calcext:value-type="float">
            <text:p>315085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acock, Master. Alfred Edw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TON/O.Q. 3101315</text:p>
          </table:table-cell>
          <table:table-cell table:style-name="ce1" office:value-type="float" office:value="13.775" calcext:value-type="float">
            <text:p>13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4" calcext:value-type="float">
            <text:p>11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eming, Miss. Honor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859" calcext:value-type="float">
            <text:p>364859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uma, Miss. Maria Youssef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50" calcext:value-type="float">
            <text:p>2650</text:p>
          </table:table-cell>
          <table:table-cell table:style-name="ce1" office:value-type="float" office:value="15.2458" calcext:value-type="float">
            <text:p>15.2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sblom, Miss. Salli Helen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70129" calcext:value-type="float">
            <text:p>370129</text:p>
          </table:table-cell>
          <table:table-cell table:style-name="ce1" office:value-type="float" office:value="20.2125" calcext:value-type="float">
            <text:p>20.21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nnis, Mr.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1175</text:p>
          </table:table-cell>
          <table:table-cell table:style-name="ce1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ranklin, Mr. Charles (Charles Fardon)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14</text:p>
          </table:table-cell>
          <table:table-cell table:style-name="ce1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nyder, Mr. John Pillsbu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228" calcext:value-type="float">
            <text:p>21228</text:p>
          </table:table-cell>
          <table:table-cell table:style-name="ce1" office:value-type="float" office:value="82.2667" calcext:value-type="float">
            <text:p>82.2667</text:p>
          </table:table-cell>
          <table:table-cell table:style-name="ce1" office:value-type="string" calcext:value-type="string">
            <text:p>B4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dirosian, Mr. Sarkis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5" calcext:value-type="float">
            <text:p>2655</text:p>
          </table:table-cell>
          <table:table-cell table:style-name="ce1" office:value-type="float" office:value="7.2292" calcext:value-type="float">
            <text:p>7.2292</text:p>
          </table:table-cell>
          <table:table-cell table:style-name="ce1" office:value-type="string" calcext:value-type="string">
            <text:p>F E4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rd, Mr. Arthur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1478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heims, Mr. George Alexander Lucie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7</text:p>
          </table:table-cell>
          <table:table-cell table:style-name="ce1" office:value-type="float" office:value="39.6" calcext:value-type="float">
            <text:p>39.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ly, Miss. Margaret Marcella Maggie"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650" calcext:value-type="float">
            <text:p>382650</text:p>
          </table:table-cell>
          <table:table-cell table:style-name="ce1" office:value-type="float" office:value="6.95" calcext:value-type="float">
            <text:p>6.9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sr, Mr. Mustafa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2" calcext:value-type="float">
            <text:p>2652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dge, Dr. Washing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3638" calcext:value-type="float">
            <text:p>33638</text:p>
          </table:table-cell>
          <table:table-cell table:style-name="ce1" office:value-type="float" office:value="81.8583" calcext:value-type="float">
            <text:p>81.8583</text:p>
          </table:table-cell>
          <table:table-cell table:style-name="ce1" office:value-type="string" calcext:value-type="string">
            <text:p>A3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6" calcext:value-type="float">
            <text:p>11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ttevrongel, Mr. Camil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1" calcext:value-type="float">
            <text:p>345771</text:p>
          </table:table-cell>
          <table:table-cell table:style-name="ce1" office:value-type="float" office:value="9.5" calcext:value-type="float">
            <text:p>9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gheloff, Mr. Mink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2" calcext:value-type="float">
            <text:p>349202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roche, Miss. Louise</text:p>
          </table:table-cell>
          <table:table-cell table:style-name="ce1" office:value-type="string" calcext:value-type="string">
            <text:p>femal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/Paris 2123</text:p>
          </table:table-cell>
          <table:table-cell table:style-name="ce1" office:value-type="float" office:value="41.5792" calcext:value-type="float">
            <text:p>41.57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maan, Mr. Hanna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2" calcext:value-type="float">
            <text:p>2662</text:p>
          </table:table-cell>
          <table:table-cell table:style-name="ce1" office:value-type="float" office:value="21.6792" calcext:value-type="float">
            <text:p>21.67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ring, Mr. Joseph Hollan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801" calcext:value-type="float">
            <text:p>113801</text:p>
          </table:table-cell>
          <table:table-cell table:style-name="ce1" office:value-type="float" office:value="45.5" calcext:value-type="float">
            <text:p>45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ansson, Mr. Nil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67" calcext:value-type="float">
            <text:p>347467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son, Mr. Oscar Wilhel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9" calcext:value-type="float">
            <text:p>347079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3" calcext:value-type="float">
            <text:p>11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achard, Mr. Noel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735" calcext:value-type="float">
            <text:p>237735</text:p>
          </table:table-cell>
          <table:table-cell table:style-name="ce1" office:value-type="float" office:value="15.0458" calcext:value-type="float">
            <text:p>15.0458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hillips, Mr. Escott Ro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.O./P.P. 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krnic, Mr. Tom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2" calcext:value-type="float">
            <text:p>315092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arthy, Miss. Catherine Katie""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3123" calcext:value-type="float">
            <text:p>383123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osby, Mrs. Edward Gifford (Catherine Elizabeth Halstea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2901" calcext:value-type="float">
            <text:p>112901</text:p>
          </table:table-cell>
          <table:table-cell table:style-name="ce1" office:value-type="float" office:value="26.55" calcext:value-type="float">
            <text:p>26.55</text:p>
          </table:table-cell>
          <table:table-cell table:style-name="ce1" office:value-type="string" calcext:value-type="string">
            <text:p>B2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ison, Mr. Hudson Joshua Creigh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1" office:value-type="float" office:value="151.55" calcext:value-type="float">
            <text:p>151.55</text:p>
          </table:table-cell>
          <table:table-cell table:style-name="ce1" office:value-type="string" calcext:value-type="string">
            <text:p>C22 C2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ks, Master. Philip Fran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2091" calcext:value-type="float">
            <text:p>392091</text:p>
          </table:table-cell>
          <table:table-cell table:style-name="ce1" office:value-type="float" office:value="9.35" calcext:value-type="float">
            <text:p>9.3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ys, Mr. Charles Melvil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749" calcext:value-type="float">
            <text:p>12749</text:p>
          </table:table-cell>
          <table:table-cell table:style-name="ce1" office:value-type="float" office:value="93.5" calcext:value-type="float">
            <text:p>93.5</text:p>
          </table:table-cell>
          <table:table-cell table:style-name="ce1" office:value-type="string" calcext:value-type="string">
            <text:p>B6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nsen, Mrs. Claus Peter (Jennie L Howar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026" calcext:value-type="float">
            <text:p>350026</text:p>
          </table:table-cell>
          <table:table-cell table:style-name="ce1" office:value-type="float" office:value="14.1083" calcext:value-type="float">
            <text:p>14.108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cic, Mr. Jego Grg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1" calcext:value-type="float">
            <text:p>315091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rtanian, Mr. Davi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8" calcext:value-type="float">
            <text:p>2658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dowitz, Mr. Harry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P 1588</text:p>
          </table:table-cell>
          <table:table-cell table:style-name="ce1" office:value-type="float" office:value="7.575" calcext:value-type="float">
            <text:p>7.5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r, Miss. Jeann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364" calcext:value-type="float">
            <text:p>368364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hite, Mrs. John Stuart (Ella Holme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0</text:p>
          </table:table-cell>
          <table:table-cell table:style-name="ce1" office:value-type="float" office:value="135.6333" calcext:value-type="float">
            <text:p>135.6333</text:p>
          </table:table-cell>
          <table:table-cell table:style-name="ce1" office:value-type="string" calcext:value-type="string">
            <text:p>C3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07" calcext:value-type="float">
            <text:p>12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gardon, Miss. Kat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Q/3. 30631</text:p>
          </table:table-cell>
          <table:table-cell table:style-name="ce1" office:value-type="float" office:value="7.7333" calcext:value-type="float">
            <text:p>7.733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ncer, Mr. William August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69</text:p>
          </table:table-cell>
          <table:table-cell table:style-name="ce1" office:value-type="float" office:value="146.5208" calcext:value-type="float">
            <text:p>146.5208</text:p>
          </table:table-cell>
          <table:table-cell table:style-name="ce1" office:value-type="string" calcext:value-type="string">
            <text:p>B7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gers, Mr. Reginald Har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004" calcext:value-type="float">
            <text:p>28004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nsson, Mr. Nils Hilding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08" calcext:value-type="float">
            <text:p>350408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1" calcext:value-type="float">
            <text:p>12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efferys, Mr. Ernest Wilfr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1029</text:p>
          </table:table-cell>
          <table:table-cell table:style-name="ce1" office:value-type="float" office:value="31.5" calcext:value-type="float">
            <text:p>31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r. Johan Samu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5" calcext:value-type="float">
            <text:p>347075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3" calcext:value-type="float">
            <text:p>12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rekorian, Mr. Nesh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7.2292" calcext:value-type="float">
            <text:p>7.2292</text:p>
          </table:table-cell>
          <table:table-cell table:style-name="ce1" office:value-type="string" calcext:value-type="string">
            <text:p>F E5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4" calcext:value-type="float">
            <text:p>12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sson, Mr. Isra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68" calcext:value-type="float">
            <text:p>24436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we, Mr. Alfred G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0" calcext:value-type="float">
            <text:p>113790</text:p>
          </table:table-cell>
          <table:table-cell table:style-name="ce1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reuchen, Miss. Emil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160" calcext:value-type="float">
            <text:p>24160</text:p>
          </table:table-cell>
          <table:table-cell table:style-name="ce1" office:value-type="float" office:value="211.3375" calcext:value-type="float">
            <text:p>211.33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17" calcext:value-type="float">
            <text:p>12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sam, Mr. Al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09</text:p>
          </table:table-cell>
          <table:table-cell table:style-name="ce1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cker, Miss. Ruth Elizabet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0136" calcext:value-type="float">
            <text:p>23013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19" calcext:value-type="float">
            <text:p>12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senshine, Mr. George (Mr George Thorne")"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85</text:p>
          </table:table-cell>
          <table:table-cell table:style-name="ce1" office:value-type="float" office:value="79.2" calcext:value-type="float">
            <text:p>79.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larke, Mr. Charles Valentin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1" calcext:value-type="float">
            <text:p>12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nander, Mr. Ingv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6854" calcext:value-type="float">
            <text:p>236854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2" calcext:value-type="float">
            <text:p>12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avies, Mrs. John Morgan (Elizabeth Agnes Mary White) 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3112</text:p>
          </table:table-cell>
          <table:table-cell table:style-name="ce1" office:value-type="float" office:value="36.75" calcext:value-type="float">
            <text:p>36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23" calcext:value-type="float">
            <text:p>1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lles, Mr. William Crother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80</text:p>
          </table:table-cell>
          <table:table-cell table:style-name="ce1" office:value-type="float" office:value="29.7" calcext:value-type="float">
            <text:p>29.7</text:p>
          </table:table-cell>
          <table:table-cell table:style-name="ce1" office:value-type="string" calcext:value-type="string">
            <text:p>A1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4" calcext:value-type="float">
            <text:p>12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as, Mr. Tannous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4" calcext:value-type="float">
            <text:p>2684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5" calcext:value-type="float">
            <text:p>12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kid, Mrs. Said (Waika Mary" Mowad)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53" calcext:value-type="float">
            <text:p>2653</text:p>
          </table:table-cell>
          <table:table-cell table:style-name="ce1" office:value-type="float" office:value="15.7417" calcext:value-type="float">
            <text:p>15.741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26" calcext:value-type="float">
            <text:p>12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, Mr. Iv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9" calcext:value-type="float">
            <text:p>349229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guire, Mr. John Edw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469" calcext:value-type="float">
            <text:p>11046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10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8" calcext:value-type="float">
            <text:p>12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 Brito, Mr. Jose Joaqui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60" calcext:value-type="float">
            <text:p>244360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9" calcext:value-type="float">
            <text:p>1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ias, Mr.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nbury, Mr. Her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1029</text:p>
          </table:table-cell>
          <table:table-cell table:style-name="ce1" office:value-type="float" office:value="31.5" calcext:value-type="float">
            <text:p>31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1" calcext:value-type="float">
            <text:p>1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tros, Master. Sema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2" calcext:value-type="float">
            <text:p>2622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2" calcext:value-type="float">
            <text:p>12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illbrook, Mr. Joseph Charl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15185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3" calcext:value-type="float">
            <text:p>12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ndstrom, Mr. Thure Edv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03" calcext:value-type="float">
            <text:p>350403</text:p>
          </table:table-cell>
          <table:table-cell table:style-name="ce1" office:value-type="float" office:value="7.5792" calcext:value-type="float">
            <text:p>7.579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r. John George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A. 2343</text:p>
          </table:table-cell>
          <table:table-cell table:style-name="ce1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deza, Mrs. James Warburton Martinez (Charlotte Wardle Drak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755</text:p>
          </table:table-cell>
          <table:table-cell table:style-name="ce1" office:value-type="float" office:value="512.3292" calcext:value-type="float">
            <text:p>512.3292</text:p>
          </table:table-cell>
          <table:table-cell table:style-name="ce1" office:value-type="string" calcext:value-type="string">
            <text:p>B51 B53 B5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36" calcext:value-type="float">
            <text:p>12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 Billiard, Master. James Willi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/5. 851</text:p>
          </table:table-cell>
          <table:table-cell table:style-name="ce1" office:value-type="float" office:value="14.5" calcext:value-type="float">
            <text:p>14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7" calcext:value-type="float">
            <text:p>12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elseth, Miss. Karen Mar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8125" calcext:value-type="float">
            <text:p>348125</text:p>
          </table:table-cell>
          <table:table-cell table:style-name="ce1" office:value-type="float" office:value="7.65" calcext:value-type="float">
            <text:p>7.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38" calcext:value-type="float">
            <text:p>12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tsford, Mr. William Hul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670" calcext:value-type="float">
            <text:p>237670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9" calcext:value-type="float">
            <text:p>12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habee, Mrs. George Joseph (Shawneene Abi-Saab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8" calcext:value-type="float">
            <text:p>2688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les, Mr. Ral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26" calcext:value-type="float">
            <text:p>248726</text:p>
          </table:table-cell>
          <table:table-cell table:style-name="ce1" office:value-type="float" office:value="13.5" calcext:value-type="float">
            <text:p>13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1" calcext:value-type="float">
            <text:p>12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lcroft, Miss. Nell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C. 13528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eenfield, Mrs. Leo David (Blanche Strous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759</text:p>
          </table:table-cell>
          <table:table-cell table:style-name="ce1" office:value-type="float" office:value="63.3583" calcext:value-type="float">
            <text:p>63.3583</text:p>
          </table:table-cell>
          <table:table-cell table:style-name="ce1" office:value-type="string" calcext:value-type="string">
            <text:p>D10 D1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43" calcext:value-type="float">
            <text:p>12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okes, Mr. Philip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C. 13540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ibden, Mr.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C. 14879</text:p>
          </table:table-cell>
          <table:table-cell table:style-name="ce1" office:value-type="float" office:value="73.5" calcext:value-type="float">
            <text:p>73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rman, Mr. Samu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0845" calcext:value-type="float">
            <text:p>220845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an, Miss. Elizabeth Gladys Millvina"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2315</text:p>
          </table:table-cell>
          <table:table-cell table:style-name="ce1" office:value-type="float" office:value="20.575" calcext:value-type="float">
            <text:p>20.5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47" calcext:value-type="float">
            <text:p>1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an, Mr. Henry Forb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44" calcext:value-type="float">
            <text:p>11304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6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own, Mrs. John Murray (Caroline Lane Lam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69" calcext:value-type="float">
            <text:p>11769</text:p>
          </table:table-cell>
          <table:table-cell table:style-name="ce1" office:value-type="float" office:value="51.4792" calcext:value-type="float">
            <text:p>51.4792</text:p>
          </table:table-cell>
          <table:table-cell table:style-name="ce1" office:value-type="string" calcext:value-type="string">
            <text:p>C10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49" calcext:value-type="float">
            <text:p>12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ckyer, Mr. Edward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22" calcext:value-type="float">
            <text:p>1222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Keefe, Mr. Pat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402" calcext:value-type="float">
            <text:p>368402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51" calcext:value-type="float">
            <text:p>1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dell, Mrs. Edvard Bengtsson (Elin Gerda Pers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910" calcext:value-type="float">
            <text:p>349910</text:p>
          </table:table-cell>
          <table:table-cell table:style-name="ce1" office:value-type="float" office:value="15.55" calcext:value-type="float">
            <text:p>15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2" calcext:value-type="float">
            <text:p>12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aster. William Hen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1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53" calcext:value-type="float">
            <text:p>12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let, Mrs. Albert (Antoinette Magni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.C./PARIS 2079</text:p>
          </table:table-cell>
          <table:table-cell table:style-name="ce1" office:value-type="float" office:value="37.0042" calcext:value-type="float">
            <text:p>37.004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4" calcext:value-type="float">
            <text:p>12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re, Mrs. John James (Florence Louise Long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 3135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ilic, Mr. Iv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3" calcext:value-type="float">
            <text:p>315083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56" calcext:value-type="float">
            <text:p>1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der, Mrs. George Achilles (Dorothy Anna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65" calcext:value-type="float">
            <text:p>11765</text:p>
          </table:table-cell>
          <table:table-cell table:style-name="ce1" office:value-type="float" office:value="55.4417" calcext:value-type="float">
            <text:p>55.4417</text:p>
          </table:table-cell>
          <table:table-cell table:style-name="ce1" office:value-type="string" calcext:value-type="string">
            <text:p>E5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7" calcext:value-type="float">
            <text:p>12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rs. John (Annie Bullen)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A. 2343</text:p>
          </table:table-cell>
          <table:table-cell table:style-name="ce1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am, Mr. Joseph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89" calcext:value-type="float">
            <text:p>2689</text:p>
          </table:table-cell>
          <table:table-cell table:style-name="ce1" office:value-type="float" office:value="14.4583" calcext:value-type="float">
            <text:p>14.458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ihivouri, Miss. Susanna Juhantytar Sanni"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01295" calcext:value-type="float">
            <text:p>3101295</text:p>
          </table:table-cell>
          <table:table-cell table:style-name="ce1" office:value-type="float" office:value="39.6875" calcext:value-type="float">
            <text:p>39.6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ibson, Mrs. Leonard (Pauline C Boe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378" calcext:value-type="float">
            <text:p>112378</text:p>
          </table:table-cell>
          <table:table-cell table:style-name="ce1" office:value-type="float" office:value="59.4" calcext:value-type="float">
            <text:p>59.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llas y Castello, Mr. Emili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47</text:p>
          </table:table-cell>
          <table:table-cell table:style-name="ce1" office:value-type="float" office:value="13.8583" calcext:value-type="float">
            <text:p>13.858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62" calcext:value-type="float">
            <text:p>12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les, Mr. Edg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133" calcext:value-type="float">
            <text:p>28133</text:p>
          </table:table-cell>
          <table:table-cell table:style-name="ce1" office:value-type="float" office:value="11.5" calcext:value-type="float">
            <text:p>11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63" calcext:value-type="float">
            <text:p>12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lson, Miss. Helen Alic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966" calcext:value-type="float">
            <text:p>16966</text:p>
          </table:table-cell>
          <table:table-cell table:style-name="ce1" office:value-type="float" office:value="134.5" calcext:value-type="float">
            <text:p>134.5</text:p>
          </table:table-cell>
          <table:table-cell table:style-name="ce1" office:value-type="string" calcext:value-type="string">
            <text:p>E39 E4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4" calcext:value-type="float">
            <text:p>12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smay, Mr. Joseph Bruc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8" calcext:value-type="float">
            <text:p>1120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52 B54 B5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beck, Mr. William 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46" calcext:value-type="float">
            <text:p>248746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dge, Mrs. Washington (Ruth Vidav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3638" calcext:value-type="float">
            <text:p>33638</text:p>
          </table:table-cell>
          <table:table-cell table:style-name="ce1" office:value-type="float" office:value="81.8583" calcext:value-type="float">
            <text:p>81.8583</text:p>
          </table:table-cell>
          <table:table-cell table:style-name="ce1" office:value-type="string" calcext:value-type="string">
            <text:p>A3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7" calcext:value-type="float">
            <text:p>12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wen, Miss. Grace Scott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float" office:value="262.375" calcext:value-type="float">
            <text:p>262.37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8" calcext:value-type="float">
            <text:p>12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k, Miss. Mar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5152" calcext:value-type="float">
            <text:p>315152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tterill, Mr. Henry Harry""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107" calcext:value-type="float">
            <text:p>29107</text:p>
          </table:table-cell>
          <table:table-cell table:style-name="ce1" office:value-type="float" office:value="11.5" calcext:value-type="float">
            <text:p>11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pkins, Mr. William Edw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3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1" calcext:value-type="float">
            <text:p>12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aster. Carl Edg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1" office:value-type="float" office:value="31.3875" calcext:value-type="float">
            <text:p>31.3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2" calcext:value-type="float">
            <text:p>12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Connor, Mr. Pat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6713" calcext:value-type="float">
            <text:p>366713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3" calcext:value-type="float">
            <text:p>12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ley, Mr.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10" calcext:value-type="float">
            <text:p>330910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4" calcext:value-type="float">
            <text:p>12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sien, Mrs. Samuel (Emma)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498" calcext:value-type="float">
            <text:p>364498</text:p>
          </table:table-cell>
          <table:table-cell table:style-name="ce1" office:value-type="float" office:value="14.5" calcext:value-type="float">
            <text:p>14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Namee, Mrs. Neal (Eileen O'Leary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6566" calcext:value-type="float">
            <text:p>376566</text:p>
          </table:table-cell>
          <table:table-cell table:style-name="ce1" office:value-type="float" office:value="16.1" calcext:value-type="float">
            <text:p>16.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76" calcext:value-type="float">
            <text:p>12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heeler, Mr. Edwin Frederick""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59</text:p>
          </table:table-cell>
          <table:table-cell table:style-name="ce1" office:value-type="float" office:value="12.875" calcext:value-type="float">
            <text:p>12.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7" calcext:value-type="float">
            <text:p>12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rman, Miss. Kat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0845" calcext:value-type="float">
            <text:p>220845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onsson, Mr. Ernst Axel Algo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911" calcext:value-type="float">
            <text:p>349911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hby, Mr. Joh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46" calcext:value-type="float">
            <text:p>244346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avan, Mr. Patri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858" calcext:value-type="float">
            <text:p>364858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1" calcext:value-type="float">
            <text:p>12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lsson, Master. Paul Folk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9909" calcext:value-type="float">
            <text:p>349909</text:p>
          </table:table-cell>
          <table:table-cell table:style-name="ce1" office:value-type="float" office:value="21.075" calcext:value-type="float">
            <text:p>21.0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yne, Mr. Vivian Ponsonb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749" calcext:value-type="float">
            <text:p>12749</text:p>
          </table:table-cell>
          <table:table-cell table:style-name="ce1" office:value-type="float" office:value="93.5" calcext:value-type="float">
            <text:p>93.5</text:p>
          </table:table-cell>
          <table:table-cell table:style-name="ce1" office:value-type="string" calcext:value-type="string">
            <text:p>B2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3" calcext:value-type="float">
            <text:p>12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es, Mrs. Ernest H (Elizabeth Lindsey Jame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92</text:p>
          </table:table-cell>
          <table:table-cell table:style-name="ce1" office:value-type="float" office:value="39.4" calcext:value-type="float">
            <text:p>39.4</text:p>
          </table:table-cell>
          <table:table-cell table:style-name="ce1" office:value-type="string" calcext:value-type="string">
            <text:p>D2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84" calcext:value-type="float">
            <text:p>12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bott, Master. Eugene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2673</text:p>
          </table:table-cell>
          <table:table-cell table:style-name="ce1" office:value-type="float" office:value="20.25" calcext:value-type="float">
            <text:p>20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5" calcext:value-type="float">
            <text:p>12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lbert, Mr.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0769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k-Heilmann, Mr. An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5153" calcext:value-type="float">
            <text:p>315153</text:p>
          </table:table-cell>
          <table:table-cell table:style-name="ce1" office:value-type="float" office:value="22.025" calcext:value-type="float">
            <text:p>22.0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7" calcext:value-type="float">
            <text:p>1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ith, Mrs. Lucien Philip (Mary Eloise Hughe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95" calcext:value-type="float">
            <text:p>1369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bert, Mr. Patri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1109" calcext:value-type="float">
            <text:p>371109</text:p>
          </table:table-cell>
          <table:table-cell table:style-name="ce1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licher-Stehli, Mrs. Maxmillian (Margaretha Emerentia Stehli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567" calcext:value-type="float">
            <text:p>13567</text:p>
          </table:table-cell>
          <table:table-cell table:style-name="ce1" office:value-type="float" office:value="79.2" calcext:value-type="float">
            <text:p>79.2</text:p>
          </table:table-cell>
          <table:table-cell table:style-name="ce1" office:value-type="string" calcext:value-type="string">
            <text:p>B4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rsson-Rondberg, Mr. Edvard 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5" calcext:value-type="float">
            <text:p>347065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1" calcext:value-type="float">
            <text:p>12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lon, Mr. Thomas Hen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332" calcext:value-type="float">
            <text:p>21332</text:p>
          </table:table-cell>
          <table:table-cell table:style-name="ce1" office:value-type="float" office:value="7.7333" calcext:value-type="float">
            <text:p>7.733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2" calcext:value-type="float">
            <text:p>12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nnell, Miss. Carol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928" calcext:value-type="float">
            <text:p>36928</text:p>
          </table:table-cell>
          <table:table-cell table:style-name="ce1" office:value-type="float" office:value="164.8667" calcext:value-type="float">
            <text:p>164.8667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93" calcext:value-type="float">
            <text:p>12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ale, Mr. Har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64" calcext:value-type="float">
            <text:p>28664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4" calcext:value-type="float">
            <text:p>12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ibson, Miss. Dorothy Winifr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378" calcext:value-type="float">
            <text:p>112378</text:p>
          </table:table-cell>
          <table:table-cell table:style-name="ce1" office:value-type="float" office:value="59.4" calcext:value-type="float">
            <text:p>59.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rau, Mr. Jose Pedr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9" calcext:value-type="float">
            <text:p>113059</text:p>
          </table:table-cell>
          <table:table-cell table:style-name="ce1" office:value-type="float" office:value="47.1" calcext:value-type="float">
            <text:p>47.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6" calcext:value-type="float">
            <text:p>12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uenthal, Mr. Isaac Geral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765" calcext:value-type="float">
            <text:p>17765</text:p>
          </table:table-cell>
          <table:table-cell table:style-name="ce1" office:value-type="float" office:value="27.7208" calcext:value-type="float">
            <text:p>27.7208</text:p>
          </table:table-cell>
          <table:table-cell table:style-name="ce1" office:value-type="string" calcext:value-type="string">
            <text:p>D4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7" calcext:value-type="float">
            <text:p>12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urney, Mr. Alfred (Baron von Drachstedt")"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66</text:p>
          </table:table-cell>
          <table:table-cell table:style-name="ce1" office:value-type="float" office:value="13.8625" calcext:value-type="float">
            <text:p>13.8625</text:p>
          </table:table-cell>
          <table:table-cell table:style-name="ce1" office:value-type="string" calcext:value-type="string">
            <text:p>D3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re, Mr. William Jeffe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66" calcext:value-type="float">
            <text:p>28666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9" calcext:value-type="float">
            <text:p>1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dener, Mr. George Dun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float" office:value="211.5" calcext:value-type="float">
            <text:p>211.5</text:p>
          </table:table-cell>
          <table:table-cell table:style-name="ce1" office:value-type="string" calcext:value-type="string">
            <text:p>C8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ordan, Miss. Johanna Hannah""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4915" calcext:value-type="float">
            <text:p>334915</text:p>
          </table:table-cell>
          <table:table-cell table:style-name="ce1" office:value-type="float" office:value="7.7208" calcext:value-type="float">
            <text:p>7.7208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acock, Miss. Treasteal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TON/O.Q. 3101315</text:p>
          </table:table-cell>
          <table:table-cell table:style-name="ce1" office:value-type="float" office:value="13.775" calcext:value-type="float">
            <text:p>13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ughton, Miss. Hannah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237" calcext:value-type="float">
            <text:p>365237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3" calcext:value-type="float">
            <text:p>1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nahan, Mrs. William Edward (Lillian E Thorp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28" calcext:value-type="float">
            <text:p>1992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C78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4" calcext:value-type="float">
            <text:p>13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nriksson, Miss. Jenny Lovis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86" calcext:value-type="float">
            <text:p>347086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5" calcext:value-type="float">
            <text:p>13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ector, Mr. Woolf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5. 3236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liva y Ocana, Dona. Fermin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8</text:p>
          </table:table-cell>
          <table:table-cell table:style-name="ce1" office:value-type="float" office:value="108.9" calcext:value-type="float">
            <text:p>108.9</text:p>
          </table:table-cell>
          <table:table-cell table:style-name="ce1" office:value-type="string" calcext:value-type="string">
            <text:p>C10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7" calcext:value-type="float">
            <text:p>13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ether, Mr. Simon Sivertse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8.5" calcext:value-type="float">
            <text:p>3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262</text:p>
          </table:table-cell>
          <table:table-cell table:style-name="ce1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re, Mr. Frede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9309" calcext:value-type="float">
            <text:p>359309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09" calcext:value-type="float">
            <text:p>13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er, Master. Michael J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68" calcext:value-type="float">
            <text:p>2668</text:p>
          </table:table-cell>
          <table:table-cell table:style-name="ce1" office:value-type="float" office:value="22.3583" calcext:value-type="float">
            <text:p>22.358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2" table:number-rows-repeated="10481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8">
      <number:minutes number:style="long"/>
      <number:text>:</number:text>
      <number:seconds number:style="long" number:decimal-places="1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time-style style:name="N10133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00/00/00</text:date>, <text:time style:data-style-name="N2" text:time-value="16:07:52.736986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0.3$MacOSX_X86_64 LibreOffice_project/0f246aa12d0eee4a0f7adcefbf7c878fc2238db3</meta:generator>
    <dc:date>2022-03-10T16:08:11.567573190</dc:date>
    <meta:editing-duration>PT19S</meta:editing-duration>
    <meta:editing-cycles>1</meta:editing-cycles>
    <meta:document-statistic meta:table-count="1" meta:cell-count="4611" meta:object-count="0"/>
  </office:meta>
</office:document-meta>
</file>